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in58" svg:font-family="hin58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.401cm" fo:text-align="center" style:justify-single-word="false"/>
      <style:text-properties style:font-name="hin58" fo:font-size="36pt" style:font-size-asian="36pt" style:font-size-complex="36pt"/>
    </style:style>
    <style:style style:name="P2" style:family="paragraph" style:parent-style-name="Text_20_body">
      <style:paragraph-properties fo:line-height="1.401cm" fo:text-align="center" style:justify-single-word="false"/>
      <style:text-properties style:font-name="hin58" fo:font-size="36pt" style:font-size-asian="36pt" style:font-size-complex="36pt"/>
    </style:style>
    <style:style style:name="P3" style:family="paragraph" style:parent-style-name="Text_20_body">
      <style:paragraph-properties fo:line-height="1.401cm" fo:text-align="center" style:justify-single-word="false"/>
      <style:text-properties fo:font-size="36pt" style:font-size-asian="36pt" style:font-size-complex="36pt"/>
    </style:style>
    <style:style style:name="P4" style:family="paragraph" style:parent-style-name="Text_20_body">
      <style:paragraph-properties fo:line-height="1.401cm" fo:text-align="center" style:justify-single-word="false"/>
      <style:text-properties fo:font-size="36pt" officeooo:paragraph-rsid="000b2076" style:font-size-asian="36pt" style:font-size-complex="36pt"/>
    </style:style>
    <style:style style:name="T1" style:family="text">
      <style:text-properties officeooo:rsid="00067b81"/>
    </style:style>
    <style:style style:name="T2" style:family="text">
      <style:text-properties officeooo:rsid="000a6420"/>
    </style:style>
    <style:style style:name="T3" style:family="text">
      <style:text-properties style:font-name="hin58"/>
    </style:style>
    <style:style style:name="T4" style:family="text">
      <style:text-properties style:font-name="hin58" fo:font-size="28pt" style:font-size-asian="28pt" style:font-size-complex="28pt"/>
    </style:style>
    <style:style style:name="T5" style:family="text">
      <style:text-properties style:font-name="hin58" fo:font-size="28pt" officeooo:rsid="000a6420" style:font-size-asian="28pt" style:font-size-complex="28pt"/>
    </style:style>
    <style:style style:name="T6" style:family="text">
      <style:text-properties style:font-name="hin58" fo:font-size="28pt" officeooo:rsid="000b2076" style:font-size-asian="28pt" style:font-size-complex="28pt"/>
    </style:style>
    <style:style style:name="T7" style:family="text">
      <style:text-properties style:font-name="hin58" officeooo:rsid="000b2076"/>
    </style:style>
    <style:style style:name="T8" style:family="text">
      <style:text-properties style:font-name="hin58" officeooo:rsid="000a6420"/>
    </style:style>
    <style:style style:name="T9" style:family="text">
      <style:text-properties officeooo:rsid="000b20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 nile ggn ke Tle<text:line-break/>DhrTi ka pyar ple<text:line-break/>He nile ggn ke Tle<text:line-break/>Dhr<text:span text:style-name="T1">T</text:span>i ka pyar ple</text:p>
      <text:p text:style-name="P4"><text:span text:style-name="T3">A</text:span><text:span text:style-name="T7">e</text:span><text:span text:style-name="T3">se hi </text:span><text:span text:style-name="T7">z</text:span><text:span text:style-name="T3">g me </text:span><text:span text:style-name="T7">AaTi</text:span><text:span text:style-name="T3"> </text:span><text:span text:style-name="T7">H</text:span><text:span text:style-name="T3"><text:line-break/></text:span><text:span text:style-name="T7">s</text:span><text:span text:style-name="T3">ubh A</text:span><text:span text:style-name="T7">e</text:span><text:span text:style-name="T3">se hi sham dhle<text:line-break/>He nile ggn ke Tle<text:line-break/>DhrTi ka pyar ple</text:span></text:p>
      <text:p text:style-name="P2"><text:span text:style-name="T9">s</text:span>hbnm ke mo<text:span text:style-name="T1">T</text:span>i phulo<text:line-break/><text:span text:style-name="T9">p</text:span>e bikhre <text:span text:style-name="T1">D</text:span>ono ki <text:span text:style-name="T1">A</text:span>as fle<text:line-break/>He nile ggn ke Tle<text:line-break/>DhrTi ka pyar ple</text:p>
      <text:p text:style-name="P3"><text:span text:style-name="T8">blkhaTi</text:span><text:span text:style-name="T3"> bele ms</text:span><text:span text:style-name="T8">T</text:span><text:span text:style-name="T3">i me<text:line-break/>Khele </text:span><text:span text:style-name="T8">perro</text:span><text:span text:style-name="T3"> se milke gle<text:line-break/>He nile ggn ke Tle<text:line-break/>DhrTi ka pyar ple</text:span></text:p>
      <text:p text:style-name="P3"><text:span text:style-name="T7">nDiya</text:span><text:span text:style-name="T3"> ka pani </text:span><text:span text:style-name="T7">Driya</text:span><text:span text:style-name="T3"><text:line-break/></text:span><text:span text:style-name="T7">s</text:span><text:span text:style-name="T3">e milke sagr ki Aor chle<text:line-break/>He nile ggn ke Tle<text:line-break/>DhrTi ka pyar ple</text:span></text:p>
      <text:p text:style-name="P3"><text:span text:style-name="T3">Aese hi </text:span><text:span text:style-name="T7">Zg</text:span><text:span text:style-name="T3"> me AaTi h<text:line-break/>Sub</text:span><text:span text:style-name="T7">H</text:span><text:span text:style-name="T3"> Aese hi sham dhle<text:line-break/>He nile ggn ke Tle<text:line-break/>DhrTi ka pyar ple</text:span></text:p>
      <text:p text:style-name="P2">He nile ggn ke Tle<text:line-break/>DhrTi ka pyar ple<text:line-break/>He lara la la lra l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in58" svg:font-family="hin58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13:40:34.933085958</meta:creation-date>
    <dc:date>2023-01-15T14:10:37.556156462</dc:date>
    <meta:editing-duration>PT30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29" meta:character-count="537" meta:non-whitespace-character-count="415"/>
  </office:meta>
</office:document-meta>
</file>